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5">
      <style:paragraph-properties style:line-height-at-least="0.176cm" fo:text-align="justify" style:justify-single-word="false" style:text-autospace="none">
        <style:tab-stops/>
      </style:paragraph-properties>
      <style:text-properties fo:color="#000000" loext:opacity="100%" style:font-name="Times New Roman" fo:font-size="13pt" fo:language="ru" fo:country="RU" fo:font-style="normal" fo:font-weight="normal" officeooo:paragraph-rsid="0014ebdf" fo:background-color="#ffffff" style:font-name-asian="Ari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2" style:family="paragraph" style:parent-style-name="Standard" style:list-style-name="L2">
      <style:paragraph-properties style:line-height-at-least="0.176cm" fo:text-align="justify" style:justify-single-word="false">
        <style:tab-stops/>
      </style:paragraph-properties>
      <style:text-properties fo:color="#000000" loext:opacity="100%" style:font-name="Times New Roman" fo:font-size="13pt" officeooo:paragraph-rsid="0014ebdf" fo:background-color="#ffffff" style:font-name-asian="Arial" style:font-size-asian="13pt" style:font-size-complex="13pt"/>
    </style:style>
    <style:style style:name="P3" style:family="paragraph" style:parent-style-name="Standard" style:list-style-name="WW8Num7">
      <style:paragraph-properties style:line-height-at-least="0.176cm" fo:text-align="justify" style:justify-single-word="false">
        <style:tab-stops/>
      </style:paragraph-properties>
      <style:text-properties fo:color="#000000" loext:opacity="100%" style:font-name="Times New Roman" fo:font-size="13pt" officeooo:paragraph-rsid="0014ebdf" fo:background-color="#ffffff" style:font-name-asian="Arial" style:font-size-asian="13pt" style:font-size-complex="13pt"/>
    </style:style>
    <style:style style:name="P4" style:family="paragraph" style:parent-style-name="Standard" style:list-style-name="L4">
      <style:paragraph-properties style:line-height-at-least="0.176cm" fo:text-align="justify" style:justify-single-word="false">
        <style:tab-stops/>
      </style:paragraph-properties>
      <style:text-properties fo:color="#000000" loext:opacity="100%" style:font-name="Times New Roman" fo:font-size="13pt" officeooo:paragraph-rsid="0014ebdf" fo:background-color="#ffffff" style:font-name-asian="Arial" style:font-size-asian="13pt" style:font-size-complex="13pt"/>
    </style:style>
    <style:style style:name="P5" style:family="paragraph" style:parent-style-name="Standard" style:list-style-name="L5">
      <style:paragraph-properties style:line-height-at-least="0.176cm" fo:text-align="justify" style:justify-single-word="false">
        <style:tab-stops/>
      </style:paragraph-properties>
      <style:text-properties fo:color="#000000" loext:opacity="100%" style:font-name="Times New Roman" fo:font-size="13pt" officeooo:paragraph-rsid="0014ebdf" fo:background-color="#ffffff" style:font-name-asian="Arial" style:font-size-asian="13pt" style:font-size-complex="13pt"/>
    </style:style>
    <style:style style:name="P6" style:family="paragraph" style:parent-style-name="Standard">
      <style:paragraph-properties style:line-height-at-least="0.176cm" fo:text-align="justify" style:justify-single-word="false"/>
      <style:text-properties fo:color="#000000" loext:opacity="100%" style:font-name="Times New Roman" fo:font-size="13pt" fo:font-weight="bold" officeooo:paragraph-rsid="0014ebdf" fo:background-color="#ffffff" style:font-name-asian="Arial" style:font-size-asian="13pt" style:font-weight-asian="bold" style:font-size-complex="13pt" style:font-weight-complex="bold"/>
    </style:style>
    <style:style style:name="P7" style:family="paragraph" style:parent-style-name="Standard">
      <style:paragraph-properties style:line-height-at-least="0.176cm" fo:text-align="justify" style:justify-single-word="false">
        <style:tab-stops>
          <style:tab-stop style:position="0.025cm"/>
        </style:tab-stops>
      </style:paragraph-properties>
      <style:text-properties style:font-name="Times New Roman" fo:font-size="13pt" officeooo:paragraph-rsid="0014ebdf" style:font-size-asian="13pt" style:font-size-complex="13pt"/>
    </style:style>
    <style:style style:name="P8" style:family="paragraph" style:parent-style-name="Standard">
      <style:paragraph-properties style:line-height-at-least="0.176cm" fo:text-align="justify" style:justify-single-word="false" fo:break-before="page">
        <style:tab-stops>
          <style:tab-stop style:position="0.025cm"/>
        </style:tab-stops>
      </style:paragraph-properties>
      <style:text-properties fo:color="#000000" loext:opacity="100%" style:font-name="Times New Roman" fo:font-size="13pt" fo:font-weight="bold" officeooo:paragraph-rsid="0014ebdf" fo:background-color="#ffffff" style:font-name-asian="Times New Roman" style:font-size-asian="13pt" style:font-weight-asian="bold" style:font-size-complex="13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color="#000000" loext:opacity="100%" fo:language="ru" fo:country="RU" fo:font-weight="bold" fo:background-color="#ffffff" loext:char-shading-value="0" style:font-name-asian="Times New Roman" style:font-weight-asian="bold" style:font-weight-complex="bold"/>
    </style:style>
    <style:style style:name="T3" style:family="text">
      <style:text-properties fo:color="#000000" loext:opacity="100%" fo:font-weight="bold" fo:background-color="#ffffff" loext:char-shading-value="0" style:font-name-asian="Arial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Рекомендации <text:span text:style-name="T1">по ЛФК</text:span>: </text:p>
      <text:p text:style-name="P7"><text:span text:style-name="T2">1. </text:span><text:span text:style-name="T3">Период (начинается на 2-3 день)</text:span></text:p>
      <text:list xml:id="list1096005561" text:style-name="L2">
        <text:list-item>
          <text:p text:style-name="P2">И.п. (исходное положение) — стоя наклон в перёд или в сторону повреждения. Рука опущена мышцы расслабленны. Покачивания прямой руки вперёд и назад.</text:p>
        </text:list-item>
        <text:list-item>
          <text:p text:style-name="P2">Сгибание и разгибание пальцев.</text:p>
        </text:list-item>
        <text:list-item>
          <text:p text:style-name="P2">И.п. — стоя. Сгибание и разгибание в локтевом суставе с помощью здоровой руки.</text:p>
        </text:list-item>
        <text:list-item>
          <text:p text:style-name="P2">И.п. — стоя, наклон в сторону перелома. Рука опущена. Слегка напряжена дельтовидная мышца. Маятникообразные движения в сторону (отведения), вперёд и назад, сгибание и разгибание, небольшие круги больной рукой. Каждое движение 5-6 раз.</text:p>
        </text:list-item>
        <text:list-item>
          <text:p text:style-name="P2">Изометрические напряжения мышц.</text:p>
        </text:list-item>
      </text:list>
      <text:list xml:id="list749055085" text:style-name="WW8Num7">
        <text:list-header>
          <text:p text:style-name="P3"/>
        </text:list-header>
      </text:list>
      <text:p text:style-name="P6"><text:span text:style-name="T1">2. </text:span>Период (3-4 неделя)</text:p>
      <text:list xml:id="list675709198" text:style-name="L4">
        <text:list-item>
          <text:p text:style-name="P4">И.п. — руки опущены. Наклон вперёд. Качательные движения прямыми руками, вперёд и назад, вправо и влево. Кругообразные движения с постепенно возрастающей амплитудой.</text:p>
        </text:list-item>
        <text:list-item>
          <text:p text:style-name="P4">И. п. небольшой наклон в сторону больной руки. Заводим руку за спину, сгибая ее в локтевом суставе.</text:p>
        </text:list-item>
        <text:list-item>
          <text:p text:style-name="P4">И.п. — тоже. Ротационные движения в плечевом суставе.</text:p>
        </text:list-item>
        <text:list-item>
          <text:p text:style-name="P4">И.п. — о.с. медленное сгибание в локтевом суставе, скользя ладонями сначала по бёдрам, затем по туловищу.</text:p>
        </text:list-item>
        <text:list-item>
          <text:p text:style-name="P4">И.п. — руки к плечам. Отведения и приведения плеча.</text:p>
        </text:list-item>
        <text:list-item>
          <text:p text:style-name="P4">И.п. — руки перед грудью. Отведение рук назад. Упражнения требующие активного напряжения мышц повторяют 5-6 раз.</text:p>
        </text:list-item>
      </text:list>
      <text:list xml:id="list74851052650569" text:continue-list="list749055085" text:style-name="WW8Num7">
        <text:list-header>
          <text:p text:style-name="P3"/>
        </text:list-header>
      </text:list>
      <text:p text:style-name="P6">3. Период (8неделя)</text:p>
      <text:list xml:id="list15288763" text:style-name="L5">
        <text:list-item>
          <text:p text:style-name="P5">И.п. — наклон вперёд, руки вниз, пальцы в замок. Качательные движения руками в перёд с короткой задержкой их над головой. После нескольких движений положить руки на голову, потом выпрямить туловище.</text:p>
        </text:list-item>
        <text:list-item>
          <text:p text:style-name="P5">И.п. — руки на голове. Пальцы в замок. Сведение и разведение локтей.</text:p>
        </text:list-item>
        <text:list-item>
          <text:p text:style-name="P5">И.п. — предплечье больной руки на рейке гимнастической стенки, на уровне плеча, кисть сжата в кулак. Опускание и поднимание предплечья ниже и выше опоры (ротация плеча).</text:p>
        </text:list-item>
        <text:list-item>
          <text:p text:style-name="P5">И.п. — стоя лицом к гимнастической стенке. Хват прямыми руками за рейку на уровне груди. Отходя на полшага назад, перенести на руки часть тяжести тела.</text:p>
        </text:list-item>
        <text:list-item>
          <text:p text:style-name="P5">И.п. — в больной руке булава. Большие махи и круги булавой.</text:p>
        </text:list-item>
        <text:list-item>
          <text:p text:style-name="P5">И.п. — в руках палка. Поднимать палку над головой, опустить на лопатки, поднять над головой.</text:p>
        </text:list-item>
        <text:list-item>
          <text:p text:style-name="P1">Катание мяча (медленно из одной руки в другую, вокруг таза, поясницы, заводя руку с мячом за спину и приняв второй рукой по кругу) слева налево и наоборот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1.905cm"/>
        </style:list-level-properties>
        <style:text-properties style:font-name="OpenSymbol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OpenSymbol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3.175cm"/>
        </style:list-level-properties>
        <style:text-properties style:font-name="Symbol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OpenSymbol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4.445cm"/>
        </style:list-level-properties>
        <style:text-properties style:font-name="OpenSymbol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5.715cm"/>
        </style:list-level-properties>
        <style:text-properties style:font-name="OpenSymbol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07:48:49.970000000</dc:date>
    <meta:editing-duration>PT4S</meta:editing-duration>
    <meta:editing-cycles>1</meta:editing-cycles>
    <meta:document-statistic meta:table-count="0" meta:image-count="0" meta:object-count="0" meta:page-count="1" meta:paragraph-count="24" meta:word-count="330" meta:character-count="2113" meta:non-whitespace-character-count="1810"/>
    <meta:generator>LibreOffice/7.1.1.2$Windows_X86_64 LibreOffice_project/fe0b08f4af1bacafe4c7ecc87ce55bb426164676</meta:generator>
  </office:meta>
</office:document-meta>
</file>